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18384a" officeooo:paragraph-rsid="0018384a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officeooo:rsid="0018384a" officeooo:paragraph-rsid="0018384a"/>
    </style:style>
    <style:style style:name="T1" style:family="text">
      <style:text-properties fo:color="#355269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ENLACE DE LA PRESENTACIÓN EN CANVA:</text:span> </text:p>
      <text:p text:style-name="P2"/>
      <text:p text:style-name="P2"/>
      <text:p text:style-name="P2">https://www.canva.com/design/DAG-ebyLJak/G3Hlljw_FDw3GRa28p4Rmw/edit?utm_content=DAG-ebyLJak&amp;utm_campaign=designshare&amp;utm_medium=link2&amp;utm_source=sharebutton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5T12:45:15.565647400</meta:creation-date>
    <dc:date>2026-01-25T12:49:12.479933400</dc:date>
    <meta:editing-duration>PT3M58S</meta:editing-duration>
    <meta:editing-cycles>1</meta:editing-cycles>
    <meta:document-statistic meta:table-count="0" meta:image-count="0" meta:object-count="0" meta:page-count="1" meta:paragraph-count="2" meta:word-count="7" meta:character-count="193" meta:non-whitespace-character-count="187"/>
    <meta:generator>LibreOffice/25.8.3.2$Windows_X86_64 LibreOffice_project/8ca8d55c161d602844f5428fa4b58097424e324e</meta:generator>
  </office:meta>
</office:document-meta>
</file>